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691b8f"/>
    </style:style>
    <style:style style:name="P13" style:family="paragraph" style:parent-style-name="Standard">
      <style:text-properties officeooo:rsid="0036aa79" officeooo:paragraph-rsid="0070f04c"/>
    </style:style>
    <style:style style:name="P14" style:family="paragraph" style:parent-style-name="Standard">
      <style:text-properties officeooo:rsid="001cd421" officeooo:paragraph-rsid="001cd421"/>
    </style:style>
    <style:style style:name="P15" style:family="paragraph" style:parent-style-name="Standard">
      <style:text-properties officeooo:rsid="001d1c13" officeooo:paragraph-rsid="001d1c13"/>
    </style:style>
    <style:style style:name="P16" style:family="paragraph" style:parent-style-name="Standard">
      <style:text-properties officeooo:rsid="00207914" officeooo:paragraph-rsid="00207914"/>
    </style:style>
    <style:style style:name="P17" style:family="paragraph" style:parent-style-name="Standard">
      <style:text-properties officeooo:rsid="00226cdf" officeooo:paragraph-rsid="00226cdf"/>
    </style:style>
    <style:style style:name="P18" style:family="paragraph" style:parent-style-name="Standard">
      <style:text-properties officeooo:rsid="00292e4a" officeooo:paragraph-rsid="00292e4a"/>
    </style:style>
    <style:style style:name="P19" style:family="paragraph" style:parent-style-name="Standard">
      <style:text-properties officeooo:paragraph-rsid="001d1c13"/>
    </style:style>
    <style:style style:name="P20" style:family="paragraph" style:parent-style-name="Standard">
      <style:text-properties officeooo:rsid="00410e64" officeooo:paragraph-rsid="00410e64"/>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6551fb" officeooo:paragraph-rsid="009032ba"/>
    </style:style>
    <style:style style:name="P34" style:family="paragraph" style:parent-style-name="Standard">
      <style:text-properties officeooo:rsid="001da63d" officeooo:paragraph-rsid="00660dbc"/>
    </style:style>
    <style:style style:name="P35" style:family="paragraph" style:parent-style-name="Standard">
      <style:text-properties officeooo:rsid="00528473" officeooo:paragraph-rsid="0020f315"/>
    </style:style>
    <style:style style:name="P36" style:family="paragraph" style:parent-style-name="Standard">
      <style:text-properties officeooo:rsid="00528473" officeooo:paragraph-rsid="00660dbc"/>
    </style:style>
    <style:style style:name="P37" style:family="paragraph" style:parent-style-name="Standard">
      <style:text-properties officeooo:rsid="004a97ba" officeooo:paragraph-rsid="006fe424"/>
    </style:style>
    <style:style style:name="P38" style:family="paragraph" style:parent-style-name="Standard">
      <style:text-properties officeooo:rsid="004a97ba" officeooo:paragraph-rsid="0070f04c"/>
    </style:style>
    <style:style style:name="P39" style:family="paragraph" style:parent-style-name="Standard">
      <style:text-properties officeooo:rsid="00736723" officeooo:paragraph-rsid="00736723"/>
    </style:style>
    <style:style style:name="P40" style:family="paragraph" style:parent-style-name="Standard">
      <style:text-properties officeooo:rsid="00660dbc" officeooo:paragraph-rsid="00660dbc"/>
    </style:style>
    <style:style style:name="P41" style:family="paragraph" style:parent-style-name="Standard">
      <style:text-properties officeooo:rsid="00660dbc" officeooo:paragraph-rsid="00753323"/>
    </style:style>
    <style:style style:name="P42" style:family="paragraph" style:parent-style-name="Standard">
      <style:text-properties officeooo:rsid="00660dbc" officeooo:paragraph-rsid="00756cbe"/>
    </style:style>
    <style:style style:name="P43" style:family="paragraph" style:parent-style-name="Standard">
      <style:text-properties officeooo:rsid="0073a91c" officeooo:paragraph-rsid="00775ced"/>
    </style:style>
    <style:style style:name="P44" style:family="paragraph" style:parent-style-name="Standard">
      <style:text-properties officeooo:rsid="00756cbe" officeooo:paragraph-rsid="00756cbe"/>
    </style:style>
    <style:style style:name="P45" style:family="paragraph" style:parent-style-name="Standard">
      <style:text-properties officeooo:rsid="00756cbe" officeooo:paragraph-rsid="00775ced"/>
    </style:style>
    <style:style style:name="P46" style:family="paragraph" style:parent-style-name="Standard">
      <style:text-properties officeooo:rsid="00775ced" officeooo:paragraph-rsid="00775ced"/>
    </style:style>
    <style:style style:name="P47" style:family="paragraph" style:parent-style-name="Standard">
      <style:text-properties officeooo:rsid="002d0473" officeooo:paragraph-rsid="002d0473"/>
    </style:style>
    <style:style style:name="P48" style:family="paragraph" style:parent-style-name="Standard">
      <style:text-properties officeooo:rsid="00796ece" officeooo:paragraph-rsid="00796ece"/>
    </style:style>
    <style:style style:name="P49" style:family="paragraph" style:parent-style-name="Standard">
      <style:text-properties officeooo:rsid="0079d361" officeooo:paragraph-rsid="0079d361"/>
    </style:style>
    <style:style style:name="P50" style:family="paragraph" style:parent-style-name="Standard">
      <style:text-properties officeooo:rsid="007cd650" officeooo:paragraph-rsid="007cd650"/>
    </style:style>
    <style:style style:name="P51" style:family="paragraph" style:parent-style-name="Standard">
      <style:text-properties officeooo:rsid="007cd650" officeooo:paragraph-rsid="007dc780"/>
    </style:style>
    <style:style style:name="P52" style:family="paragraph" style:parent-style-name="Standard">
      <style:text-properties officeooo:rsid="007cd650" officeooo:paragraph-rsid="007f1be3"/>
    </style:style>
    <style:style style:name="P53" style:family="paragraph" style:parent-style-name="Standard">
      <style:text-properties officeooo:rsid="007cd650" officeooo:paragraph-rsid="008901e1"/>
    </style:style>
    <style:style style:name="P54" style:family="paragraph" style:parent-style-name="Standard">
      <style:text-properties fo:font-weight="bold" officeooo:rsid="006551fb" officeooo:paragraph-rsid="0080e9af" style:font-weight-asian="bold" style:font-weight-complex="bold"/>
    </style:style>
    <style:style style:name="P55" style:family="paragraph" style:parent-style-name="Standard">
      <style:text-properties fo:font-weight="bold" officeooo:rsid="007cd650" officeooo:paragraph-rsid="007dc780" style:font-weight-asian="bold" style:font-weight-complex="bold"/>
    </style:style>
    <style:style style:name="P56" style:family="paragraph" style:parent-style-name="Standard">
      <style:text-properties fo:font-weight="bold" officeooo:rsid="00820aac" officeooo:paragraph-rsid="0080e9af" style:font-weight-asian="bold" style:font-weight-complex="bold"/>
    </style:style>
    <style:style style:name="P57" style:family="paragraph" style:parent-style-name="Standard">
      <style:text-properties fo:font-weight="bold" officeooo:rsid="00820aac" officeooo:paragraph-rsid="0090aeab" style:font-weight-asian="bold" style:font-weight-complex="bold"/>
    </style:style>
    <style:style style:name="P58" style:family="paragraph" style:parent-style-name="Standard">
      <style:text-properties fo:font-weight="bold" officeooo:rsid="0090aeab" officeooo:paragraph-rsid="0090aeab" style:font-weight-asian="bold" style:font-weight-complex="bold"/>
    </style:style>
    <style:style style:name="P59" style:family="paragraph" style:parent-style-name="Standard">
      <style:text-properties officeooo:rsid="0080abf0" officeooo:paragraph-rsid="0080abf0"/>
    </style:style>
    <style:style style:name="P60" style:family="paragraph" style:parent-style-name="Standard">
      <style:text-properties officeooo:rsid="00820aac" officeooo:paragraph-rsid="00820aac"/>
    </style:style>
    <style:style style:name="P61" style:family="paragraph" style:parent-style-name="Standard">
      <style:text-properties officeooo:rsid="00820aac" officeooo:paragraph-rsid="0091e591"/>
    </style:style>
    <style:style style:name="P62" style:family="paragraph" style:parent-style-name="Standard">
      <style:text-properties officeooo:rsid="0085f829" officeooo:paragraph-rsid="0085f829"/>
    </style:style>
    <style:style style:name="P63" style:family="paragraph" style:parent-style-name="Standard">
      <style:text-properties officeooo:paragraph-rsid="00891154"/>
    </style:style>
    <style:style style:name="P64" style:family="paragraph" style:parent-style-name="Standard">
      <style:text-properties officeooo:rsid="008b1282" officeooo:paragraph-rsid="008cbdd9"/>
    </style:style>
    <style:style style:name="P65" style:family="paragraph" style:parent-style-name="Standard">
      <style:text-properties officeooo:rsid="008cbdd9" officeooo:paragraph-rsid="009032ba"/>
    </style:style>
    <style:style style:name="P66" style:family="paragraph" style:parent-style-name="Standard">
      <style:text-properties officeooo:rsid="008cfa63" officeooo:paragraph-rsid="0091e591"/>
    </style:style>
    <style:style style:name="P67" style:family="paragraph" style:parent-style-name="Standard">
      <style:text-properties officeooo:rsid="0085cf18" officeooo:paragraph-rsid="0091e591"/>
    </style:style>
    <style:style style:name="P68" style:family="paragraph" style:parent-style-name="Standard">
      <style:text-properties officeooo:rsid="008eae07" officeooo:paragraph-rsid="0091e591"/>
    </style:style>
    <style:style style:name="P69" style:family="paragraph" style:parent-style-name="Standard">
      <style:text-properties officeooo:rsid="009032ba" officeooo:paragraph-rsid="0091e591"/>
    </style:style>
    <style:style style:name="P70" style:family="paragraph" style:parent-style-name="Standard">
      <style:text-properties officeooo:rsid="0090aeab" officeooo:paragraph-rsid="0090aeab"/>
    </style:style>
    <style:style style:name="P71" style:family="paragraph" style:parent-style-name="Standard">
      <style:text-properties officeooo:rsid="0091e591" officeooo:paragraph-rsid="0091e591"/>
    </style:style>
    <style:style style:name="P72" style:family="paragraph" style:parent-style-name="Standard" style:list-style-name="L1">
      <style:text-properties officeooo:rsid="0036aa79" officeooo:paragraph-rsid="001d3a0f"/>
    </style:style>
    <style:style style:name="P73" style:family="paragraph" style:parent-style-name="Standard" style:list-style-name="L2">
      <style:text-properties officeooo:rsid="00579c30" officeooo:paragraph-rsid="00579c30"/>
    </style:style>
    <style:style style:name="P74" style:family="paragraph" style:parent-style-name="Standard" style:list-style-name="L2">
      <style:text-properties officeooo:rsid="00579c30" officeooo:paragraph-rsid="0071d7d6"/>
    </style:style>
    <style:style style:name="P75" style:family="paragraph" style:parent-style-name="Standard" style:list-style-name="L3">
      <style:text-properties officeooo:paragraph-rsid="007cd650"/>
    </style:style>
    <style:style style:name="P76" style:family="paragraph" style:parent-style-name="Standard" style:list-style-name="L3">
      <style:text-properties officeooo:rsid="007cd650" officeooo:paragraph-rsid="007cd650"/>
    </style:style>
    <style:style style:name="P77" style:family="paragraph" style:parent-style-name="Standard">
      <style:text-properties fo:font-weight="bold" officeooo:rsid="006551fb" officeooo:paragraph-rsid="0090aeab" style:font-weight-asian="bold" style:font-weight-complex="bold"/>
    </style:style>
    <style:style style:name="P78" style:family="paragraph" style:parent-style-name="Standard">
      <style:text-properties fo:font-weight="bold" officeooo:rsid="006551fb" officeooo:paragraph-rsid="006551fb" style:font-weight-asian="bold" style:font-weight-complex="bold"/>
    </style:style>
    <style:style style:name="P79" style:family="paragraph" style:parent-style-name="Standard">
      <style:text-properties fo:font-weight="bold" officeooo:rsid="00995f0b" officeooo:paragraph-rsid="00995f0b" style:font-weight-asian="bold" style:font-weight-complex="bold"/>
    </style:style>
    <style:style style:name="P80" style:family="paragraph" style:parent-style-name="Standard">
      <style:text-properties officeooo:rsid="0092131d" officeooo:paragraph-rsid="0096bfdd"/>
    </style:style>
    <style:style style:name="P81" style:family="paragraph" style:parent-style-name="Standard">
      <style:text-properties officeooo:rsid="0092131d" officeooo:paragraph-rsid="0097a4b7"/>
    </style:style>
    <style:style style:name="P82" style:family="paragraph" style:parent-style-name="Standard">
      <style:text-properties officeooo:paragraph-rsid="0095ef26"/>
    </style:style>
    <style:style style:name="P83" style:family="paragraph" style:parent-style-name="Standard">
      <style:text-properties officeooo:rsid="0096bfdd" officeooo:paragraph-rsid="0097a4b7"/>
    </style:style>
    <style:style style:name="P84" style:family="paragraph" style:parent-style-name="Standard">
      <style:text-properties officeooo:rsid="006551fb" officeooo:paragraph-rsid="00691b8f"/>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officeooo:rsid="00572f02"/>
    </style:style>
    <style:style style:name="T18" style:family="text">
      <style:text-properties officeooo:rsid="00655d1e"/>
    </style:style>
    <style:style style:name="T19" style:family="text">
      <style:text-properties officeooo:rsid="00660dbc"/>
    </style:style>
    <style:style style:name="T20" style:family="text">
      <style:text-properties officeooo:rsid="001e0869"/>
    </style:style>
    <style:style style:name="T21" style:family="text">
      <style:text-properties officeooo:rsid="00691b8f"/>
    </style:style>
    <style:style style:name="T22" style:family="text">
      <style:text-properties officeooo:rsid="006a54d3"/>
    </style:style>
    <style:style style:name="T23" style:family="text">
      <style:text-properties officeooo:rsid="006bf801"/>
    </style:style>
    <style:style style:name="T24" style:family="text">
      <style:text-properties officeooo:rsid="006c1911"/>
    </style:style>
    <style:style style:name="T25" style:family="text">
      <style:text-properties officeooo:rsid="0071ff90"/>
    </style:style>
    <style:style style:name="T26" style:family="text">
      <style:text-properties officeooo:rsid="0073a91c"/>
    </style:style>
    <style:style style:name="T27" style:family="text">
      <style:text-properties officeooo:rsid="00753323"/>
    </style:style>
    <style:style style:name="T28" style:family="text">
      <style:text-properties officeooo:rsid="00756cbe"/>
    </style:style>
    <style:style style:name="T29" style:family="text">
      <style:text-properties officeooo:rsid="00775ced"/>
    </style:style>
    <style:style style:name="T30" style:family="text">
      <style:text-properties officeooo:rsid="007931f2"/>
    </style:style>
    <style:style style:name="T31" style:family="text">
      <style:text-properties officeooo:rsid="007cd650"/>
    </style:style>
    <style:style style:name="T32" style:family="text">
      <style:text-properties officeooo:rsid="007dc780"/>
    </style:style>
    <style:style style:name="T33" style:family="text">
      <style:text-properties officeooo:rsid="007f1be3"/>
    </style:style>
    <style:style style:name="T34" style:family="text">
      <style:text-properties officeooo:rsid="0080abf0"/>
    </style:style>
    <style:style style:name="T35" style:family="text">
      <style:text-properties officeooo:rsid="0080e9af"/>
    </style:style>
    <style:style style:name="T36" style:family="text">
      <style:text-properties officeooo:rsid="00820aac"/>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officeooo:rsid="0092131d"/>
    </style:style>
    <style:style style:name="T44" style:family="text">
      <style:text-properties officeooo:rsid="0096bfdd"/>
    </style:style>
    <style:style style:name="T45" style:family="text">
      <style:text-properties officeooo:rsid="0097a4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19"><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text:span><text:soft-page-break/><text:span text:style-name="T4">추정법인</text:span> <text:span text:style-name="T4">Altmetrics 이 제창되었다. Altmetrics는 ‘대체’를 의미하는 ‘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19">（社会的コミュニケーションの効果の計測に向けた、今までの取り組み）</text:p>
      <text:p text:style-name="P20">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text:span text:style-name="T13">[3]</text:span>。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text:span text:style-name="T13">[2]</text:span>。Altmetrics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Altmetrics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2905257311498344367" text:style-name="L1">
        <text:list-item>
          <text:p text:style-name="P72">유튜브가 논문 메트릭에 미치는 영향이 유의하다면, 연구자들이 유튜브를 이용한 커뮤니케이션에 연구 자원을 투입하는 근거가 된다.</text:p>
        </text:list-item>
        <text:list-item>
          <text:p text:style-name="P72">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text:soft-page-break/>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8">(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23"><text:span text:style-name="T12">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span></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text:soft-page-break/>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37">（本研究の目的と手法：YT学術動画が論文指標に与える影響を計測し、効果的な動画コミュニケーション戦略を提案する）</text:p>
      <text:p text:style-name="P37">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text:soft-page-break/>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38">（手法の検証と貢献）</text:p>
      <text:p text:style-name="P13">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7">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3295880032037710313" text:style-name="L2">
        <text:list-item>
          <text:p text:style-name="P73">学術論文を言及するユーチューブ動画の有無によって、論文の被引用数及びオルトメトリクスの分布の相異を確認し、定量的に分析することができた。</text:p>
        </text:list-item>
        <text:list-item>
          <text:p text:style-name="P73"><text:soft-page-break/>動画の論文言及目的及び動画配信チャンネルのタイプによって、論文の被引用数及びオルトメトリクスの分布に有意な差が存在し、定量的に分析することができた。</text:p>
        </text:list-item>
        <text:list-item>
          <text:p text:style-name="P74">動画のビューカウントを用いて、将来における論文の被引用数及びオルトメトリクスが推定できる指標を提案できた。</text:p>
        </text:list-item>
      </text:list>
      <text:p text:style-name="P27"/>
      <text:p text:style-name="P27">1.3　研究の構成</text:p>
      <text:p text:style-name="P27">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26">　</text:span>本性では、本校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40">2.1<text:span text:style-name="T28">　</text:span><text:span text:style-name="T16">웹기반</text:span><text:span text:style-name="T15">비정형학술커뮤니케이션의 현황에 관한 연구(SNS, altmetrics, 분류, 레이블링 등)→왜 유튜브 학술 동화?</text:span></text:p>
      <text:p text:style-name="P49">유튜브 학술 비디오에 관한 연구</text:p>
      <text:p text:style-name="P40">정성적: 유저 및 시청자 분류, 동기, 내용</text:p>
      <text:p text:style-name="P40">정량적: 분포, 비율</text:p>
      <text:p text:style-name="P43">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0">Chengら[9]がが指摘した、発信者の無能と手段の不適の二大問題を解決する可能性を持つ上に、学術的及び社会的影響力の評価方法を変化させる可能性が示唆される[10]。</text:span></text:p>
      <text:p text:style-name="P48">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29">　</text:span>そのような状況下で、非定型な学術コミュニケーションに関する経験的<text:span text:style-name="T28">(empirical)</text:span>研究は、定性的研究と定量的研究の二つに大別できる。</text:p>
      <text:p text:style-name="P44">　まずウェブ上の<text:span text:style-name="T26">非定型な学術コミュニケーションに関する定性的な研究について述べる。</text:span></text:p>
      <text:p text:style-name="P46">　Didegahらは論文を言及するツイートに対する</text:p>
      <text:p text:style-name="P45">　次にウェブ上の<text:span text:style-name="T26">非定型な学術コミュニケーションに関する定性的な研究について述べる。</text:span></text:p>
      <text:p text:style-name="P40"/>
      <text:p text:style-name="P32">(2018,Didegah et al.)논문 언급 트윗의 질적 분석<text:span text:style-name="T27">(질적)</text:span></text:p>
      <text:p text:style-name="P32">→<text:span text:style-name="T21"> </text:span>트윗에 개인, 대학 외 조직이 참여하는 점에서 지식공유, 상호작용 기회 제공</text:p>
      <text:p text:style-name="P32"><text:soft-page-break/>→ 분야마다 개인vs조직의 중요도가 다름</text:p>
      <text:p text:style-name="P32">→ 노출도와 관심은 비례, 이번 논문은 거기서 ‘의미’가 발생하는지를 분석 → 결과, 거의 의미 없음</text:p>
      <text:p text:style-name="P31"/>
      <text:p text:style-name="P41">(2017,吉田)日本の学協会誌掲載論文のオルトメトリクス付与状況<text:span text:style-name="T27">(양적)</text:span></text:p>
      <text:p text:style-name="P41">→ 学協会誌<text:span text:style-name="T20">論文の一律的な評価指標になり得ない：日本語論文のSNS上言及割合は、国際標準より著しく低い</text:span></text:p>
      <text:p text:style-name="P41"><text:span text:style-name="T20">→</text:span> <text:span text:style-name="T20">「ネタ」として注目されるものも多い。量のみならず、文脈・内容等、質的分析を、指標に組み込む必要もある。</text:span></text:p>
      <text:p text:style-name="P29"/>
      <text:p text:style-name="P42">(2017)Global science discussed in local altmetrics: Weibo and its comparison with Twitter</text:p>
      <text:p text:style-name="P42">→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25">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54">ウェブ上の非標準的な学術コミュニケーションの研究<text:span text:style-name="T35">[20]</text:span>Kousha et al.,2012</text:p>
      <text:p text:style-name="P59">()</text:p>
      <text:p text:style-name="P50">ウェブ上で新種の計量書誌学的な分析：</text:p>
      <text:list xml:id="list8486319406851081165" text:style-name="L3">
        <text:list-item>
          <text:p text:style-name="P76">パワーポイント・ブログ・コースシラバス[13, 14]</text:p>
        </text:list-item>
        <text:list-item>
          <text:p text:style-name="P75">オンライン品用管理ツール<text:span text:style-name="T31">[15]</text:span></text:p>
        </text:list-item>
      </text:list>
      <text:p text:style-name="P51">いくつかの先行研究において、。<text:span text:style-name="T32">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5">動画学術コミュニケーション研究</text:p>
      <text:p text:style-name="P52">Thelwall<text:span text:style-name="T32">[16]</text:span>らは、<text:span text:style-name="T32">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2">動画配信の全般的な目的に関しては6つのカテゴリーに分類することができた。</text:span></text:p>
      <text:p text:style-name="P53">ユーチューブ動画の学術的利用に関して、<text:span text:style-name="T33">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4">[20]</text:span>。</text:p>
      <text:p text:style-name="P59">(교육적 활용에 관한 연구[20])</text:p>
      <text:p text:style-name="P59">(연구 데이터셋으로서의 활용에 관한 연구[20])</text:p>
      <text:p text:style-name="P56"/>
      <text:p text:style-name="P70"><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57">科学を取り扱うユーチューブ動画の人気度に関する研究</text:p>
      <text:p text:style-name="P60">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text:soft-page-break/>ことを目的とする科学コミュニケーションは、ユーチューブ動画のジャンルの一つとして定着しており、このような動画の人気度に関しては多く研究されてきている。</text:p>
      <text:p text:style-name="P77"/>
      <text:p text:style-name="P58">2.1.<text:span text:style-name="T45">1</text:span> 비내용적 요소</text:p>
      <text:p text:style-name="P63"><text:span text:style-name="T36">非内容的(content-agnostic factors)要素から見ると、Burgessら[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の閲覧を封じるケースや、SNSプラットフォーム間の連結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span></text:p>
      <text:p text:style-name="P63"/>
      <text:p text:style-name="P58">2.<text:span text:style-name="T45">1.2</text:span> 내용적 요소</text:p>
      <text:p text:style-name="P64">　一方、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5">（정보의 진위）</text:p>
      <text:p text:style-name="P65">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71">(PGC/UGC)</text:p>
      <text:p text:style-name="P71">　チャンネルのタイプもユーチューブ人気度の研究において注目されている。商業的マーケティング向けの<text:span text:style-name="T43">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2"><text:span text:style-name="T43">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text:span><text:soft-page-break/><text:span text:style-name="T43">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span></text:p>
      <text:p text:style-name="P33"/>
      <text:p text:style-name="P78">2.<text:span text:style-name="T25">2</text:span>　非定型学術コミュニケーションが피인용수に与える影響に関する研究 →</text:p>
      <text:p text:style-name="P79">ユーチューブ動画が学術論文指標に与える影響に関する研究</text:p>
      <text:p text:style-name="P30"/>
      <text:p text:style-name="P30"/>
      <text:p text:style-name="P30">(Eysenbach,2012)論文言及ツイート数と被引用数の相関と予測指標提案</text:p>
      <text:p text:style-name="P29">→被引用数上位になる論文は、被言及数上位論文の75%、下位論文の7%</text:p>
      <text:p text:style-name="P30">(Zong et al.,2019)Video abstractが被引用数の期待値に及ぼす影響</text:p>
      <text:p text:style-name="P29">→Video abstract付き論文は、無し論文に比べて平均1.26倍高い被引用数が予測される。</text:p>
      <text:p text:style-name="P12"><text:span text:style-name="T18">(Haustein et al.,2015)</text:span>Characterizing Social Media Metrics of Scholarly Papers: The Effect of Document Properties and Collaboration Patterns</text:p>
      <text:p text:style-name="P5">→<text:span text:style-name="T18"> SNS와 피인용을 이끄는 요소가 다름 →Altmetric은 피인용수를 대체할 수 없는 보완재이다</text:span></text:p>
      <text:p text:style-name="P12"><text:span text:style-name="T19">(Finch et al.,2017)</text:span>Tweeting birds: online mentions predict future citations in ornithology</text:p>
      <text:p text:style-name="P5">→<text:span text:style-name="T19">2014 </text:span>조류학 논문의<text:span text:style-name="T19"> AAS 1 to 20증가는 피인용수 2.6 to 5.5 증가 효과</text:span></text:p>
      <text:p text:style-name="P35">(2018,Lamb et al.)Tweet Success? Scientific Communication Correlates With Increased Citations in Ecology and Conservation</text:p>
      <text:p text:style-name="P35">→<text:span text:style-name="T21"> AAS와 피인용수는 양의 상관관계. 하지만 최근엔 예전만큼 상관하지 않는다.</text:span></text:p>
      <text:p text:style-name="P3">(2018,Thelwall)Could scientists use Altmetric.com scores to predict longer term citation counts?: <text:span text:style-name="T21">Scopus 30개 소분야 논문에 대해 초기 AAS, 피인용수 회귀분석</text:span></text:p>
      <text:p text:style-name="P3">→<text:span text:style-name="T21"> </text:span>Mendeley reader counts만이 일관되게 맞는 예측 지표였다.</text:p>
      <text:p text:style-name="P3">(2020,Murray et al.)Comparison of Traditional Citation Metrics and Altmetrics Among Dermatology Journals: Content and Correlational Analysis Study : <text:span text:style-name="T24">2017년 </text:span>치의학 분야 저널 및 논문에 대해 <text:span text:style-name="T22">AAS와 피인용수 상관관계 분석</text:span></text:p>
      <text:p text:style-name="P3">→ 저널은 적당한 상관(<text:span text:style-name="T23">0.51)</text:span> 논문은 약한 상관<text:span text:style-name="T23">(0.26)</text:span>. 논문의 이유는 <text:span text:style-name="T22">AAS와 피인용의 시간차(출판 후 온라인 주목 먼저, 피인용이 더 오래 걸림.)</text:span></text:p>
      <text:p text:style-name="P3"/>
      <text:p text:style-name="P3"/>
      <text:p text:style-name="P14">[1] J. Priem, D. Taraborelli, P. Groth, C. Neylon (2010), Altmetrics: A manifesto, 26 October 2010. http://altmetrics.org/manifesto</text:p>
      <text:p text:style-name="P14">[2] Crotty, D. (2014). Altmetrics: finding meaningful needles in the data haystack. Serials Rev. 40, 141–146. doi: 10.1080/00987913.2014.947839</text:p>
      <text:p text:style-name="P15">[3] Weller, K. (2015). Social media and altmetrics: An overview of current alternative approaches to measuring scholarly impact. In Incentives and Performance, (pp. 261–276). Springer.</text:p>
      <text:p text:style-name="P15">[4]</text:p>
      <text:p text:style-name="P16">[5] Assessing the impact of online academic<text:tab/> videos</text:p>
      <text:p text:style-name="P16">[6] Borgman, C., &amp; Furner, J. (2002). Scholarly communication and bibliometrics. Annual Review of Information Science and Technology, 36, Medford, NJ: Information Today Inc., pp. 3-72. Retrieved January 12, 2012 from http://www.infotoday.com/books/asist/arist36/sample.pdf</text:p>
      <text:p text:style-name="P17">[7] Pasquali, M. (2007). Video in science. Protocol videos: the implications for research and society. EMBO reports, 8(8), 712-716. Retrieved Jan 12, 2012 from http://www.ncbi.nlm.nih.gov/pmc/articles/PMC1978087/pdf/7401037.pdf</text:p>
      <text:p text:style-name="P47">[8] "Alexa Top 500 Global Sites". Alexa Internet. Archived from the original on April 16, 2010. Retrieved April 16, 2010.</text:p>
      <text:p text:style-name="P48">[9] Cheng, D., Claessens, M., Gascoigne, T., Metcalfe, J., Schiele, B., &amp; Shunke, S. (2008). Introduction: Science communication – A multidisciplinary and social science. In D. Cheng, M. <text:soft-page-break/>Claessens, T. Gascoigne, J. Metcalfe, B. Schiele, &amp; S. Shunke (Eds.), Communicating science in social contexts: New models, new practices. New York: Springer, pp. 1A6</text:p>
      <text:p text:style-name="P48">[10] Wilsdon, J., Allen, L., Belfiore, E., Campbell, P., Curry, S., Hill, S., et al. (2015). The metric tide: Report of the independent review of the role of metrics in research assessment and management. HEFCE.</text:p>
      <text:p text:style-name="P48">[11] Yu, H. (2017). Context of altmetrics data matters: An investigation of count type and user category. Scientometrics, 111(1), 267–283.</text:p>
      <text:p text:style-name="P48">[12] Vainio, J., &amp; Holmberg, K. (2017). Highly tweeted science articles: Who tweets them? An analysis of Twitter user profile descriptions. Scientometrics, 1–22.</text:p>
      <text:p text:style-name="P50">[13] Kousha, K. &amp; Thelwall, M. (2008). Assessing the impact of disciplinary research on teaching: An automatic analysis of online syllabuses, Journal of the American Society for Information Science and Technology, 59(13), 2060-2069.</text:p>
      <text:p text:style-name="P50">[14] Kousha, K., Thelwall, M., &amp; Rezaie, S. (2010). Using the web for research evaluation: The Integrated Online Impact indicator, Journal of Informetrics, 4(1), 124-135.</text:p>
      <text:p text:style-name="P50">[15] Li, X., Thelwall, M., &amp; Giustini, D. (2012). Validating online reference managers for scholarly impact measurement, Scientometrics, 91(2), 461-471.</text:p>
      <text:p text:style-name="P50">[16] Thelwall, M., Kousha, K., Weller, K. &amp; Puschmann, C. A content analysis of YouTube videos tweeted by academics. In: Holmberg, K., &amp; Widen-Wulff, G., Social Information Research, Bradford: Emerald.</text:p>
      <text:p text:style-name="P59">[17] Cheng, X., Liu, J., &amp; Dale, C. (in press). Understanding the characteristics of internet short video sharing: A YouTube-based measurement study. IEEE Transactions on Multimedia.</text:p>
      <text:p text:style-name="P59">[18] Snelson, C., Rice, K., &amp; Wyzard, C. (2012). Research priorities for YouTube and video-sharing technologies: A delphi study. British Journal of Educational Technology, 43(1), 119-129.</text:p>
      <text:p text:style-name="P59">[19] Thelwall, M., Sud, P., &amp; Vis, F. (2012). Commenting on YouTube videos: From Guatemalan rock to El Big Bang. Journal of the American Society for Information Science and Technology, 63(3), 616–629.</text:p>
      <text:p text:style-name="P59">[20] (2012,Kousha et al.)The role of online videos in research communication: A content</text:p>
      <text:p text:style-name="P59">analysis of YouTube videos cited in academic publications</text:p>
      <text:p text:style-name="P62">[21] (2016,Welbourne et al.)Science communication on YouTube: Factors that affect channel and video popularity</text:p>
      <text:p text:style-name="P61">[22] Burgess JE and Green JB (2009) YouTube: Online Video and Participatory Culture. Cambridge: Polity Press.</text:p>
      <text:p text:style-name="P61">[23] Juhasz A (2009) Learning the five lessons of YouTube: After trying to teach there, I don’t believe the hype. Cinema Journal 48: 145–150.</text:p>
      <text:p text:style-name="P61">[24] Yoganarasimhan H (2012) Impact of social network structure on content propagation: A study using YouTube data. QME: Quantitative Marketing and Economics 10: 111–150.</text:p>
      <text:p text:style-name="P66">[25] Crane R and Sornette D (2008) Robust dynamic classes revealed by measuring the response function of a social system. Proceedings of the National Academy of Sciences of the United States of America 105: 15649–15653.</text:p>
      <text:p text:style-name="P67">[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7">[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6">[28] Keelan J, Pavri-Garcia V, Tomlinson G and Wilson K (2007) YouTube as a source of information on immunization: A content analysis. JAMA: Journal of the American Medical Association 298: 2482–2484.</text:p>
      <text:p text:style-name="P68">[29] Sood A, Sarangi S, Pandey A and Murugiah K (2011) YouTube as a source of information on kidney stone disease. Urology 77: 558–562.</text:p>
      <text:p text:style-name="P69"><text:soft-page-break/>[30] Ache KA and Wallace LS (2008) Human papillomavirus vaccination coverage on YouTube. American Journal of Preventive Medicine 35: 389–392.</text:p>
      <text:p text:style-name="P6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9">[33] Pandey A, Patni N, Singh M, Sood A and Singh G (2010) YouTube as a source of information on the H1N1 influenza pandemic. American Journal of Preventive Medicine 38: 1–3.</text:p>
      <text:p text:style-name="P81">[34] Kim J (2012) The institutionalization of YouTube: From user-generated content to professionally generated content. Media, Culture &amp; Society 34: 53–67.</text:p>
      <text:p text:style-name="P81">[35] <text:span text:style-name="T44">Lorenc W, Armstrong C, Aubrecht C, Gitlevich G, Hampton Q, Heaney M, et al. (2013) 2013 YouTube Study. Columbia, MO: Columbia College.</text:span></text:p>
      <text:p text:style-name="P83">[36] Lo AS, Esser MJ and Gordon KE (2010) YouTube: A gauge of public perception and awareness surrounding epilepsy. Epilepsy &amp; Behavior 17: 541–545.</text:p>
      <text:p text:style-name="P2"/>
      <text:p text:style-name="P2"/>
      <text:p text:style-name="P34"><text:span text:style-name="T7">201211</text:span>ㅈㄲ</text:p>
      <text:p text:style-name="P11"><text:span text:style-name="T7">201214</text:span>아 살려주ㅠ새ㅔ요</text:p>
      <text:p text:style-name="P36">201216 어우;;</text:p>
      <text:p text:style-name="P39">201218 아...</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text:soft-page-break/>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0-12-21T01:56:10.753222422</dc:date>
    <meta:editing-duration>PT9H3M2S</meta:editing-duration>
    <meta:editing-cycles>55</meta:editing-cycles>
    <meta:document-statistic meta:table-count="0" meta:image-count="0" meta:object-count="0" meta:page-count="12" meta:paragraph-count="173" meta:word-count="16129" meta:character-count="25400" meta:non-whitespace-character-count="22925"/>
  </office:meta>
</office:document-meta>
</file>